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2"/>
      <text:p text:style-name="Standard">Es un lenguaje de programación para entornos web, que tiene una sintaxis parecida a C. Es un lenguaje débilmente tipado, Nos va a permitir usar las variables de forma ambigua. Va a ser el interprete el que se va a encargar la conversión de tipos. </text:p>
      <text:p text:style-name="Standard">Var opción = “Has seleccionado opción”;</text:p>
      <text:p text:style-name="Standard">Tendremos un ámbito global a nivel de pagina o un ámbito local a nivel de funciones.</text:p>
      <text:p text:style-name="Standard">Generar un fichero alert.html con carpeta alert/alert.js</text:p>
      <text:p text:style-name="Standard">Dentro del fichero js generar una vartiable global asignándole un valor y generando una función llamada “mifuncion” que contendrá una variable local llamada variableLocal, realizar instrucciones alert para imprimir por pantalla los valores de variableGlobal, segundo variableLocal, hacer un incremento de variable Global++ y volver a imprimir el valor de variable global</text:p>
      <text:p text:style-name="Standard"/>
      <text:p text:style-name="Standard">¿Podemos acceder a variableglobal desde fuera de la función?</text:p>
      <text:p text:style-name="Standard">Tipos de datos:</text:p>
      <text:p text:style-name="Standard">-<text:tab/>Numericos</text:p>
      <text:p text:style-name="Standard">-<text:tab/>String: van a representar letras, digitos y cualquier carácter Unicode que sea representado. Deben estar representados en comillas simples o dobles.</text:p>
      <text:p text:style-name="Standard">Secuencias de escape</text:p>
      <text:p text:style-name="Standard"><text:tab/>\\<text:tab/>\</text:p>
      <text:p text:style-name="Standard"><text:tab/>\’<text:tab/>‘</text:p>
      <text:p text:style-name="Standard"><text:tab/>\”<text:tab/><text:tab/></text:p>
      <text:p text:style-name="Standard"><text:tab/>\m<text:tab/>salto de línea</text:p>
      <text:p text:style-name="Standard"><text:tab/>\t<text:tab/>tabulación</text:p>
      <text:p text:style-name="Standard"><text:tab/>\v <text:tab/>“</text:p>
      <text:p text:style-name="Standard"><text:tab/>\f <text:tab/>salto de pagina</text:p>
      <text:p text:style-name="Standard"><text:tab/>\r <text:tab/>retorno de carbo</text:p>
      <text:p text:style-name="Standard"/>
      <text:p text:style-name="Standard"/>
      <text:p text:style-name="Standard">Crear fichero html donde se utilicen diferentes secuencias de escap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4T17:43:20.370381258</meta:creation-date>
    <dc:date>2022-10-04T17:45:30.655286388</dc:date>
    <meta:editing-duration>PT2M12S</meta:editing-duration>
    <meta:editing-cycles>1</meta:editing-cycles>
    <meta:document-statistic meta:table-count="0" meta:image-count="0" meta:object-count="0" meta:page-count="1" meta:paragraph-count="20" meta:word-count="197" meta:character-count="1224" meta:non-whitespace-character-count="1033"/>
    <meta:generator>LibreOffice/6.4.5.2$Linux_X86_64 LibreOffice_project/40$Build-2</meta:generator>
  </office:meta>
</office:document-meta>
</file>